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e34f" officeooo:paragraph-rsid="0019e34f"/>
    </style:style>
    <style:style style:name="P2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3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4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5" style:family="paragraph" style:parent-style-name="Standard">
      <style:text-properties officeooo:rsid="001cd34e" officeooo:paragraph-rsid="001cd34e"/>
    </style:style>
    <style:style style:name="P6" style:family="paragraph" style:parent-style-name="Standard">
      <style:text-properties officeooo:rsid="001d53c2" officeooo:paragraph-rsid="001d53c2"/>
    </style:style>
    <style:style style:name="P7" style:family="paragraph" style:parent-style-name="Standard">
      <style:text-properties officeooo:rsid="001d53c2" officeooo:paragraph-rsid="0020d9a0"/>
    </style:style>
    <style:style style:name="P8" style:family="paragraph" style:parent-style-name="Standard">
      <style:text-properties officeooo:paragraph-rsid="0020d9a0"/>
    </style:style>
    <style:style style:name="P9" style:family="paragraph" style:parent-style-name="Standard">
      <style:text-properties officeooo:rsid="0022894f" officeooo:paragraph-rsid="0022894f"/>
    </style:style>
    <style:style style:name="P10" style:family="paragraph" style:parent-style-name="Standard">
      <style:text-properties officeooo:rsid="00255eb8" officeooo:paragraph-rsid="00255eb8"/>
    </style:style>
    <style:style style:name="P11" style:family="paragraph" style:parent-style-name="Standard">
      <style:text-properties officeooo:rsid="001b77ce" officeooo:paragraph-rsid="001b77ce"/>
    </style:style>
    <style:style style:name="P12" style:family="paragraph" style:parent-style-name="Standard">
      <style:text-properties officeooo:rsid="002b6355" officeooo:paragraph-rsid="002b6355"/>
    </style:style>
    <style:style style:name="P13" style:family="paragraph" style:parent-style-name="Standard">
      <style:text-properties officeooo:rsid="002b6355" officeooo:paragraph-rsid="002b6ca0"/>
    </style:style>
    <style:style style:name="P14" style:family="paragraph" style:parent-style-name="Standard">
      <style:text-properties officeooo:rsid="002b6ca0" officeooo:paragraph-rsid="002b6ca0"/>
    </style:style>
    <style:style style:name="P15" style:family="paragraph" style:parent-style-name="Standard">
      <style:text-properties officeooo:rsid="002b6ca0" officeooo:paragraph-rsid="002d9631"/>
    </style:style>
    <style:style style:name="P16" style:family="paragraph" style:parent-style-name="Standard">
      <style:text-properties officeooo:paragraph-rsid="002b6ca0"/>
    </style:style>
    <style:style style:name="P17" style:family="paragraph" style:parent-style-name="Standard">
      <style:text-properties officeooo:paragraph-rsid="002d9631"/>
    </style:style>
    <style:style style:name="P18" style:family="paragraph" style:parent-style-name="Standard">
      <style:text-properties officeooo:rsid="002e9fb7" officeooo:paragraph-rsid="002e9fb7"/>
    </style:style>
    <style:style style:name="P19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20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2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22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23" style:family="paragraph" style:parent-style-name="Standard">
      <style:paragraph-properties fo:break-before="page"/>
      <style:text-properties officeooo:rsid="0019e34f" officeooo:paragraph-rsid="0019e34f"/>
    </style:style>
    <style:style style:name="P24" style:family="paragraph" style:parent-style-name="Standard">
      <style:paragraph-properties fo:break-before="page"/>
      <style:text-properties officeooo:rsid="001d53c2" officeooo:paragraph-rsid="001d53c2"/>
    </style:style>
    <style:style style:name="P25" style:family="paragraph" style:parent-style-name="Standard">
      <style:paragraph-properties fo:break-before="page"/>
      <style:text-properties officeooo:rsid="00255eb8" officeooo:paragraph-rsid="00255eb8"/>
    </style:style>
    <style:style style:name="P26" style:family="paragraph" style:parent-style-name="Standard">
      <style:paragraph-properties fo:break-before="pag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27" style:family="paragraph" style:parent-style-name="Standard">
      <style:paragraph-properties fo:break-before="page"/>
      <style:text-properties officeooo:rsid="002d9631" officeooo:paragraph-rsid="002d9631"/>
    </style:style>
    <style:style style:name="P28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29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30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31" style:family="paragraph" style:parent-style-name="Standard">
      <style:text-properties officeooo:rsid="00255eb8" officeooo:paragraph-rsid="00255eb8"/>
    </style:style>
    <style:style style:name="P32" style:family="paragraph" style:parent-style-name="Standard">
      <style:text-properties officeooo:rsid="002fe393" officeooo:paragraph-rsid="002fe393"/>
    </style:style>
    <style:style style:name="P33" style:family="paragraph" style:parent-style-name="Standard">
      <style:text-properties officeooo:rsid="00309c82" officeooo:paragraph-rsid="00309c82"/>
    </style:style>
    <style:style style:name="P34" style:family="paragraph" style:parent-style-name="Standard">
      <style:text-properties officeooo:paragraph-rsid="00309c82"/>
    </style:style>
    <style:style style:name="P35" style:family="paragraph" style:parent-style-name="Standard">
      <style:text-properties officeooo:rsid="003155bb" officeooo:paragraph-rsid="003155bb"/>
    </style:style>
    <style:style style:name="P36" style:family="paragraph" style:parent-style-name="Standard">
      <style:text-properties officeooo:rsid="00341d13" officeooo:paragraph-rsid="00341d13"/>
    </style:style>
    <style:style style:name="P37" style:family="paragraph" style:parent-style-name="Standard">
      <style:text-properties officeooo:rsid="003617b9" officeooo:paragraph-rsid="003617b9"/>
    </style:style>
    <style:style style:name="P38" style:family="paragraph" style:parent-style-name="Standard">
      <style:paragraph-properties fo:break-before="page"/>
      <style:text-properties officeooo:rsid="002fe393" officeooo:paragraph-rsid="002fe393"/>
    </style:style>
    <style:style style:name="P39" style:family="paragraph" style:parent-style-name="Standard">
      <style:paragraph-properties fo:break-before="page"/>
      <style:text-properties officeooo:rsid="003155bb" officeooo:paragraph-rsid="003155bb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  <style:style style:name="T12" style:family="text">
      <style:text-properties officeooo:rsid="00301f91"/>
    </style:style>
    <style:style style:name="T13" style:family="text">
      <style:text-properties officeooo:rsid="00303c09"/>
    </style:style>
    <style:style style:name="T14" style:family="text">
      <style:text-properties officeooo:rsid="00309c82"/>
    </style:style>
    <style:style style:name="T15" style:family="text">
      <style:text-properties officeooo:rsid="0030c8c5"/>
    </style:style>
    <style:style style:name="T16" style:family="text">
      <style:text-properties officeooo:rsid="003617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23">Exercícios:</text:p>
      <text:p text:style-name="P1"/>
      <text:p text:style-name="P19">1.Usuario com a maior idade</text:p>
      <text:p text:style-name="P19">2.Usuario que fez o primeiro emprestimo</text:p>
      <text:p text:style-name="P19">3.Usuario com maio<text:span text:style-name="T2">r</text:span> periodo em atra<text:span text:style-name="T2">s</text:span>o</text:p>
      <text:p text:style-name="P19">4.Livro que mais foi emprestado</text:p>
      <text:p text:style-name="P19">5.Livro que menos foi emprestado</text:p>
      <text:p text:style-name="P20">6.Livros que nunca foram emprestados</text:p>
      <text:p text:style-name="P21">7.Livros menos empresatados e/ou não emprestados</text:p>
      <text:p text:style-name="P19"/>
      <text:p text:style-name="P28"/>
      <text:p text:style-name="P11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29"/>
      <text:p text:style-name="P30">2)</text:p>
      <text:p text:style-name="P30">SELECT </text:p>
      <text:p text:style-name="P30"><text:s text:c="4"/>u.nome</text:p>
      <text:p text:style-name="P30">FROM</text:p>
      <text:p text:style-name="P30"><text:s text:c="4"/>emprestimos e</text:p>
      <text:p text:style-name="P30"><text:s text:c="8"/>JOIN</text:p>
      <text:p text:style-name="P30"><text:s text:c="4"/>usuarios u ON e.usuario_id = u.id</text:p>
      <text:p text:style-name="P30">ORDER BY data_retirada ASC</text:p>
      <text:p text:style-name="P30">LIMIT 1;</text:p>
      <text:p text:style-name="Standard"/>
      <text:p text:style-name="P5">3)</text:p>
      <text:p text:style-name="P5">SELECT </text:p>
      <text:p text:style-name="P5"><text:s text:c="4"/>u.nome</text:p>
      <text:p text:style-name="P5">FROM</text:p>
      <text:p text:style-name="P5"><text:s text:c="4"/>emprestimos e</text:p>
      <text:p text:style-name="P5"><text:s text:c="8"/>JOIN</text:p>
      <text:p text:style-name="P5"><text:s text:c="4"/>usuarios u ON u.id = e.usuario_id</text:p>
      <text:p text:style-name="P5">WHERE</text:p>
      <text:p text:style-name="P5"><text:s text:c="4"/>e.data_entrega IS NULL</text:p>
      <text:p text:style-name="P5"><text:s text:c="8"/>AND DATE_ADD(e.data_retirada,</text:p>
      <text:p text:style-name="P5"><text:s text:c="8"/>INTERVAL 3 DAY) &gt; NOW()</text:p>
      <text:p text:style-name="P5">ORDER BY e.data_retirada ASC</text:p>
      <text:p text:style-name="P5">LIMIT 1;</text:p>
      <text:p text:style-name="P5"/>
      <text:p text:style-name="P6"/>
      <text:p text:style-name="P24">4)</text:p>
      <text:p text:style-name="P6">SELECT </text:p>
      <text:p text:style-name="P6"><text:s text:c="4"/>COUNT(e.livro_id), l.titulo</text:p>
      <text:p text:style-name="P6">FROM</text:p>
      <text:p text:style-name="P6"><text:s text:c="4"/>emprestimos e</text:p>
      <text:p text:style-name="P6"><text:s text:c="8"/>JOIN</text:p>
      <text:p text:style-name="P6"><text:s text:c="4"/>livros l ON e.livro_id = l.id</text:p>
      <text:p text:style-name="P6">GROUP BY e.livro_id</text:p>
      <text:p text:style-name="P6">ORDER BY 1 DESC</text:p>
      <text:p text:style-name="P6">LIMIT 1;</text:p>
      <text:p text:style-name="P7"/>
      <text:p text:style-name="P7"><text:span text:style-name="T4">5</text:span>)</text:p>
      <text:p text:style-name="P7">SELECT </text:p>
      <text:p text:style-name="P7"><text:s text:c="4"/>COUNT(e.livro_id), l.titulo</text:p>
      <text:p text:style-name="P7">FROM</text:p>
      <text:p text:style-name="P7"><text:s text:c="4"/>emprestimos e</text:p>
      <text:p text:style-name="P7"><text:s text:c="8"/>JOIN</text:p>
      <text:p text:style-name="P7"><text:s text:c="4"/>livros l ON e.livro_id = l.id</text:p>
      <text:p text:style-name="P7">GROUP BY e.livro_id</text:p>
      <text:p text:style-name="P8"><text:span text:style-name="T3">ORDER BY 1 </text:span><text:span text:style-name="T4">ASC</text:span></text:p>
      <text:p text:style-name="P7">LIMIT 1;</text:p>
      <text:p text:style-name="P7"/>
      <text:p text:style-name="P9">6)</text:p>
      <text:p text:style-name="P9">SELECT </text:p>
      <text:p text:style-name="P9"><text:s text:c="4"/>l.titulo</text:p>
      <text:p text:style-name="P9">FROM</text:p>
      <text:p text:style-name="P9"><text:s text:c="4"/>livros l</text:p>
      <text:p text:style-name="P9"><text:s text:c="8"/>LEFT JOIN</text:p>
      <text:p text:style-name="P9"><text:s text:c="4"/>emprestimos e ON l.id = e.livro_id</text:p>
      <text:p text:style-name="P9">WHERE</text:p>
      <text:p text:style-name="P9"><text:s text:c="4"/>e.id IS NULL</text:p>
      <text:p text:style-name="P9"/>
      <text:p text:style-name="P10">7)</text:p>
      <text:p text:style-name="P10">SELECT </text:p>
      <text:p text:style-name="P10"><text:s text:c="4"/>COUNT(e.id) AS 'Total', l.titulo</text:p>
      <text:p text:style-name="P10">FROM</text:p>
      <text:p text:style-name="P10"><text:s text:c="4"/>livros l</text:p>
      <text:p text:style-name="P10"><text:s text:c="8"/>LEFT JOIN</text:p>
      <text:p text:style-name="P10"><text:s text:c="4"/>emprestimos e ON l.id = e.livro_id</text:p>
      <text:p text:style-name="P10">GROUP BY l.titulo</text:p>
      <text:p text:style-name="P10">ORDER BY 1 ASC</text:p>
      <text:p text:style-name="P10">LIMIT 1;</text:p>
      <text:p text:style-name="P25">//<text:span text:style-name="T6">entre determinados valores</text:span></text:p>
      <text:p text:style-name="P10">SELECT </text:p>
      <text:p text:style-name="P10"><text:s text:c="4"/>*</text:p>
      <text:p text:style-name="P10">FROM</text:p>
      <text:p text:style-name="P10"><text:s text:c="4"/>emprestimos e</text:p>
      <text:p text:style-name="P10">WHERE</text:p>
      <text:p text:style-name="P10"><text:s text:c="4"/>e.data_retirada BETWEEN '2020-06-10' AND '2020-06-15'</text:p>
      <text:p text:style-name="P10"/>
      <text:p text:style-name="P10"/>
      <text:p text:style-name="P10"/>
      <text:p text:style-name="P2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2"/>
      <text:p text:style-name="P3"/>
      <text:p text:style-name="P10">SELECT </text:p>
      <text:p text:style-name="P10"><text:s text:c="4"/>COUNT(e.livro_id) AS 'Total', l.titulo</text:p>
      <text:p text:style-name="P10">FROM</text:p>
      <text:p text:style-name="P10"><text:s text:c="4"/>emprestimos e</text:p>
      <text:p text:style-name="P10"><text:s text:c="8"/>JOIN</text:p>
      <text:p text:style-name="P10"><text:s text:c="4"/>livros l ON l.id = e.livro_id</text:p>
      <text:p text:style-name="P10">WHERE</text:p>
      <text:p text:style-name="P10"><text:s text:c="4"/>e.data_retirada BETWEEN '2020-06-17' AND '2020-06-18'</text:p>
      <text:p text:style-name="P10"><text:s text:c="8"/>OR e.data_entrega BETWEEN '2020-06-17' AND '2020-06-18'</text:p>
      <text:p text:style-name="P10">GROUP BY l.titulo;</text:p>
      <text:p text:style-name="P10"/>
      <text:p text:style-name="P10">//<text:span text:style-name="T8">livros que estão disponíveis</text:span></text:p>
      <text:p text:style-name="P10">SELECT </text:p>
      <text:p text:style-name="P10"><text:s text:c="4"/>l.titulo</text:p>
      <text:p text:style-name="P10">FROM</text:p>
      <text:p text:style-name="P10"><text:s text:c="4"/>livros l</text:p>
      <text:p text:style-name="P10"><text:s text:c="8"/>LEFT JOIN</text:p>
      <text:p text:style-name="P10"><text:s text:c="4"/>emprestimos e ON l.id = e.livro_id</text:p>
      <text:p text:style-name="P10">WHERE</text:p>
      <text:p text:style-name="P10"><text:s text:c="4"/>e.id IS NULL and e.data_entrega is null;</text:p>
      <text:p text:style-name="P10"/>
      <text:p text:style-name="P10"/>
      <text:p text:style-name="P32"/>
      <text:p text:style-name="P38">//<text:span text:style-name="T13">Informação de juros</text:span></text:p>
      <text:p text:style-name="P32">SELECT </text:p>
      <text:p text:style-name="P32"><text:s text:c="4"/>e.*,</text:p>
      <text:p text:style-name="P32"><text:s text:c="4"/>(SELECT </text:p>
      <text:p text:style-name="P32"><text:s text:c="12"/>multa</text:p>
      <text:p text:style-name="P32"><text:s text:c="8"/>FROM</text:p>
      <text:p text:style-name="P32"><text:s text:c="12"/>tarifas) AS 'mora',</text:p>
      <text:p text:style-name="P32"><text:s text:c="4"/>(SELECT </text:p>
      <text:p text:style-name="P32"><text:s text:c="12"/>(DATEDIFF(NOW(),</text:p>
      <text:p text:style-name="P32"><text:s text:c="24"/>DATE_ADD(e.data_retirada,</text:p>
      <text:p text:style-name="P32"><text:s text:c="28"/>INTERVAL 3 DAY)) * diaria)</text:p>
      <text:p text:style-name="P32"><text:s text:c="8"/>FROM</text:p>
      <text:p text:style-name="P32"><text:s text:c="12"/>tarifas) AS 'multa',</text:p>
      <text:p text:style-name="P32"><text:s text:c="4"/>DATEDIFF(NOW(),</text:p>
      <text:p text:style-name="P32"><text:s text:c="12"/>DATE_ADD(e.data_retirada,</text:p>
      <text:p text:style-name="P32"><text:s text:c="16"/>INTERVAL 3 DAY)) AS 'dias de atraso'</text:p>
      <text:p text:style-name="P32">FROM</text:p>
      <text:p text:style-name="P32"><text:s text:c="4"/>emprestimos e</text:p>
      <text:p text:style-name="P32">WHERE</text:p>
      <text:p text:style-name="P32"><text:s text:c="4"/>e.id = 12;</text:p>
      <text:p text:style-name="P32"/>
      <text:p text:style-name="P32">1.Quem mais <text:span text:style-name="T12">pega </text:span>livro, homem ou mulher?</text:p>
      <text:p text:style-name="P32">2.Qual o estado que mais pega livro?</text:p>
      <text:p text:style-name="P32">3.Qual o valor da maior multa?</text:p>
      <text:p text:style-name="P32">4.Qual o usuario com o maior valor de multa em aberto?</text:p>
      <text:p text:style-name="P32">5.Qual o livro que tem o maior valor de multa?</text:p>
      <text:p text:style-name="P32"/>
      <text:p text:style-name="P33">1)</text:p>
      <text:p text:style-name="P33">SELECT </text:p>
      <text:p text:style-name="P34"><text:span text:style-name="T14"><text:s text:c="4"/>COUNT(u.</text:span><text:span text:style-name="T15">genero</text:span><text:span text:style-name="T14">) as 'Total', </text:span></text:p>
      <text:p text:style-name="P34"><text:span text:style-name="T14"><text:s text:c="4"/>u.</text:span><text:span text:style-name="T15">genero</text:span><text:span text:style-name="T14"> as 'Gênero'</text:span></text:p>
      <text:p text:style-name="P33">FROM</text:p>
      <text:p text:style-name="P33"><text:s text:c="4"/>usuarios u</text:p>
      <text:p text:style-name="P33"><text:s text:c="8"/>JOIN</text:p>
      <text:p text:style-name="P33"><text:s text:c="4"/>emprestimos e ON e.usuario_id = u.id</text:p>
      <text:p text:style-name="P33">WHERE</text:p>
      <text:p text:style-name="P33"><text:s text:c="4"/>e.data_entrega IS NULL</text:p>
      <text:p text:style-name="P34"><text:span text:style-name="T14">GROUP BY u.</text:span><text:span text:style-name="T15">genero</text:span></text:p>
      <text:p text:style-name="P33">ORDER BY 1 DESC</text:p>
      <text:p text:style-name="P33">LIMIT 1</text:p>
      <text:p text:style-name="P33"/>
      <text:p text:style-name="P35"/>
      <text:p text:style-name="P39">2)</text:p>
      <text:p text:style-name="P35">SELECT </text:p>
      <text:p text:style-name="P35"><text:s text:c="4"/>COUNT(u.estado) as 'Total', </text:p>
      <text:p text:style-name="P35"><text:s text:c="4"/>u.estado as 'Gênero'</text:p>
      <text:p text:style-name="P35">FROM</text:p>
      <text:p text:style-name="P35"><text:s text:c="4"/>usuarios u</text:p>
      <text:p text:style-name="P35"><text:s text:c="8"/>JOIN</text:p>
      <text:p text:style-name="P35"><text:s text:c="4"/>emprestimos e ON e.usuario_id = u.id</text:p>
      <text:p text:style-name="P35">WHERE</text:p>
      <text:p text:style-name="P35"><text:s text:c="4"/>e.data_entrega IS NULL</text:p>
      <text:p text:style-name="P35">GROUP BY u.genero</text:p>
      <text:p text:style-name="P35">ORDER BY 1 DESC</text:p>
      <text:p text:style-name="P35">LIMIT 1</text:p>
      <text:p text:style-name="P35"/>
      <text:p text:style-name="P35"/>
      <text:p text:style-name="P35">3.<text:span text:style-name="T16">1</text:span>)</text:p>
      <text:p text:style-name="P35">SELECT </text:p>
      <text:p text:style-name="P35"><text:s text:c="4"/>u.nome,</text:p>
      <text:p text:style-name="P35"><text:s text:c="4"/>(SELECT </text:p>
      <text:p text:style-name="P35"><text:s text:c="12"/>(DATEDIFF(NOW(),</text:p>
      <text:p text:style-name="P35"><text:s text:c="24"/>DATE_ADD(e.data_retirada,</text:p>
      <text:p text:style-name="P35"><text:s text:c="28"/>INTERVAL 3 DAY)) * diaria + multa)</text:p>
      <text:p text:style-name="P35"><text:s text:c="8"/>FROM</text:p>
      <text:p text:style-name="P35"><text:s text:c="12"/>tarifas) AS 'multa',</text:p>
      <text:p text:style-name="P35"><text:s text:c="4"/>DATEDIFF(NOW(),</text:p>
      <text:p text:style-name="P35"><text:s text:c="12"/>DATE_ADD(e.data_retirada,</text:p>
      <text:p text:style-name="P35"><text:s text:c="16"/>INTERVAL 3 DAY)) AS 'dias de atraso'</text:p>
      <text:p text:style-name="P35">FROM</text:p>
      <text:p text:style-name="P35"><text:s text:c="4"/>emprestimos e</text:p>
      <text:p text:style-name="P35"><text:s text:c="8"/>JOIN</text:p>
      <text:p text:style-name="P35"><text:s text:c="4"/>usuarios u ON e.usuario_id = u.id</text:p>
      <text:p text:style-name="P35">ORDER BY 2 DESC</text:p>
      <text:p text:style-name="P35">LIMIT 1</text:p>
      <text:p text:style-name="P35"/>
      <text:p text:style-name="P37">3.2)</text:p>
      <text:p text:style-name="P37">SELECT </text:p>
      <text:p text:style-name="P37"><text:s text:c="4"/>e.data_retirada AS 'data retirada',</text:p>
      <text:p text:style-name="P37"><text:s text:c="4"/>e.data_retirada,</text:p>
      <text:p text:style-name="P37"><text:s text:c="4"/>DATEDIFF(e.data_entrega,</text:p>
      <text:p text:style-name="P37"><text:s text:c="12"/>DATE_ADD(e.data_retirada,</text:p>
      <text:p text:style-name="P37"><text:s text:c="16"/>INTERVAL 3 DAY)) AS 'dias de atraso',</text:p>
      <text:p text:style-name="P37"><text:s text:c="4"/>(SELECT </text:p>
      <text:p text:style-name="P37"><text:s text:c="12"/>t.multa</text:p>
      <text:p text:style-name="P37"><text:s text:c="8"/>FROM</text:p>
      <text:p text:style-name="P37"><text:s text:c="12"/>tarifas t) AS 'multa',</text:p>
      <text:p text:style-name="P37"><text:s text:c="4"/>(SELECT </text:p>
      <text:p text:style-name="P37"><text:s text:c="12"/>((DATEDIFF(e.data_entrega,</text:p>
      <text:p text:style-name="P37"><text:s text:c="24"/>DATE_ADD(e.data_retirada,</text:p>
      <text:p text:style-name="P37"><text:s text:c="28"/>INTERVAL 3 DAY))) * t.diaria)</text:p>
      <text:p text:style-name="P37"><text:s text:c="8"/>FROM</text:p>
      <text:p text:style-name="P37"><text:s text:c="12"/>tarifas t) AS 'mora',</text:p>
      <text:p text:style-name="P37"><text:s text:c="4"/>(SELECT </text:p>
      <text:p text:style-name="P37"><text:soft-page-break/><text:s text:c="12"/>SUM((DATEDIFF(e.data_entrega,</text:p>
      <text:p text:style-name="P37"><text:s text:c="24"/>DATE_ADD(e.data_retirada,</text:p>
      <text:p text:style-name="P37"><text:s text:c="28"/>INTERVAL 3 DAY))) * t.diaria) + t.multa</text:p>
      <text:p text:style-name="P37"><text:s text:c="8"/>FROM</text:p>
      <text:p text:style-name="P37"><text:s text:c="12"/>tarifas t) AS 'Total a pagar'</text:p>
      <text:p text:style-name="P37">FROM</text:p>
      <text:p text:style-name="P37"><text:s text:c="4"/>emprestimos e</text:p>
      <text:p text:style-name="P37">WHERE</text:p>
      <text:p text:style-name="P37"><text:s text:c="4"/>(e.data_entrega IS NULL</text:p>
      <text:p text:style-name="P37"><text:s text:c="8"/>AND DATE_ADD(e.data_retirada,</text:p>
      <text:p text:style-name="P37"><text:s text:c="8"/>INTERVAL 3 DAY) &lt; NOW())</text:p>
      <text:p text:style-name="P37"><text:s text:c="8"/>OR (DATEDIFF(e.data_entrega, e.data_retirada) &gt; 3</text:p>
      <text:p text:style-name="P37"><text:s text:c="8"/>AND DATEDIFF(e.data_entrega, e.data_retirada) IS NOT NULL)</text:p>
      <text:p text:style-name="P37">ORDER BY 6 DESC</text:p>
      <text:p text:style-name="P37">LIMIT 1;</text:p>
      <text:p text:style-name="P35"/>
      <text:p text:style-name="P36">4)</text:p>
      <text:p text:style-name="P36">SELECT </text:p>
      <text:p text:style-name="P36"><text:s text:c="4"/>u.nome,</text:p>
      <text:p text:style-name="P36"><text:s text:c="4"/>SUM((SELECT </text:p>
      <text:p text:style-name="P36"><text:s text:c="12"/>((t.diaria * (DATEDIFF(NOW(),</text:p>
      <text:p text:style-name="P36"><text:s text:c="24"/>DATE_ADD(e.data_retirada,</text:p>
      <text:p text:style-name="P36"><text:s text:c="28"/>INTERVAL 3 DAY)))) + t.multa)</text:p>
      <text:p text:style-name="P36"><text:s text:c="8"/>FROM</text:p>
      <text:p text:style-name="P36"><text:s text:c="12"/>tarifas t)) AS 'multa'</text:p>
      <text:p text:style-name="P36">FROM</text:p>
      <text:p text:style-name="P36"><text:s text:c="4"/>usuarios u</text:p>
      <text:p text:style-name="P36"><text:s text:c="8"/>INNER JOIN</text:p>
      <text:p text:style-name="P36"><text:s text:c="4"/>emprestimos e ON u.id = e.usuario_id</text:p>
      <text:p text:style-name="P36">WHERE</text:p>
      <text:p text:style-name="P36"><text:s text:c="4"/>e.data_entrega IS NULL</text:p>
      <text:p text:style-name="P36">GROUP BY u.nome</text:p>
      <text:p text:style-name="P36">ORDER BY 2 DESC</text:p>
      <text:p text:style-name="P36">LIMIT 1;</text:p>
      <text:p text:style-name="P26">1. Total de livros Excluido e total de livros disponiveis</text:p>
      <text:p text:style-name="P4">2. Livros que estao como excluido e estao emprestados</text:p>
      <text:p text:style-name="P4">3. Livros que estao como disponivel, mas estao como emprestados em aberto</text:p>
      <text:p text:style-name="P4">4. Entre os livros excluido, qual o que mais teve emprestimo</text:p>
      <text:p text:style-name="P4">5. Entre os livros disponiveis, qual o que mais teve emprestimo</text:p>
      <text:p text:style-name="P4">6. Qual o usuario que mais emprestou livro que esta excluido</text:p>
      <text:p text:style-name="P22"/>
      <text:p text:style-name="P12">1)</text:p>
      <text:p text:style-name="P12">SELECT </text:p>
      <text:p text:style-name="P12"><text:s text:c="4"/>COUNT(situacao) AS 'Totais',</text:p>
      <text:p text:style-name="P12"><text:s text:c="4"/>situacao</text:p>
      <text:p text:style-name="P12">FROM</text:p>
      <text:p text:style-name="P12"><text:s text:c="4"/>livros</text:p>
      <text:p text:style-name="P12">GROUP BY situacao</text:p>
      <text:p text:style-name="P12"/>
      <text:p text:style-name="P12">2)</text:p>
      <text:p text:style-name="P12">SELECT </text:p>
      <text:p text:style-name="P12"><text:s text:c="4"/>l.titulo</text:p>
      <text:p text:style-name="P12">FROM</text:p>
      <text:p text:style-name="P12"><text:s text:c="4"/>livros l</text:p>
      <text:p text:style-name="P12"><text:s text:c="8"/>JOIN</text:p>
      <text:p text:style-name="P12"><text:s text:c="4"/>emprestimos e ON e.livro_id = l.id</text:p>
      <text:p text:style-name="P12">WHERE</text:p>
      <text:p text:style-name="P12"><text:s text:c="4"/>l.situacao = '<text:span text:style-name="T10">E</text:span>xcluido'</text:p>
      <text:p text:style-name="P12"><text:s text:c="8"/>AND e.data_entrega IS NULL</text:p>
      <text:p text:style-name="P12">GROUP BY l.titulo;</text:p>
      <text:p text:style-name="P12"/>
      <text:p text:style-name="P14">3)</text:p>
      <text:p text:style-name="P13">SELECT </text:p>
      <text:p text:style-name="P13"><text:s text:c="4"/>l.titulo</text:p>
      <text:p text:style-name="P13">FROM</text:p>
      <text:p text:style-name="P13"><text:s text:c="4"/>livros l</text:p>
      <text:p text:style-name="P13"><text:s text:c="8"/>JOIN</text:p>
      <text:p text:style-name="P13"><text:s text:c="4"/>emprestimos e ON e.livro_id = l.id</text:p>
      <text:p text:style-name="P13">WHERE</text:p>
      <text:p text:style-name="P16"><text:span text:style-name="T9"><text:s text:c="4"/>l.situacao = '</text:span><text:span text:style-name="T10">Disponivel</text:span><text:span text:style-name="T9">'</text:span></text:p>
      <text:p text:style-name="P13"><text:s text:c="8"/>AND e.data_entrega IS NULL</text:p>
      <text:p text:style-name="P13">GROUP BY l.titulo;</text:p>
      <text:p text:style-name="P13"/>
      <text:p text:style-name="P14">4)</text:p>
      <text:p text:style-name="P14">SELECT </text:p>
      <text:p text:style-name="P14"><text:tab/>count(l.titulo) as 'Quantidade',</text:p>
      <text:p text:style-name="P14"><text:s text:c="4"/>l.titulo</text:p>
      <text:p text:style-name="P14">FROM</text:p>
      <text:p text:style-name="P14"><text:s text:c="4"/>livros l</text:p>
      <text:p text:style-name="P14"><text:s text:c="8"/>JOIN</text:p>
      <text:p text:style-name="P14"><text:s text:c="4"/>emprestimos e ON e.livro_id = l.id</text:p>
      <text:p text:style-name="P14">WHERE</text:p>
      <text:p text:style-name="P14"><text:s text:c="4"/>l.situacao = 'Excluido'</text:p>
      <text:p text:style-name="P14">group by l.titulo</text:p>
      <text:p text:style-name="P14">order by 1 desc</text:p>
      <text:p text:style-name="P14">limit 1;</text:p>
      <text:p text:style-name="P27">5)</text:p>
      <text:p text:style-name="P15">SELECT </text:p>
      <text:p text:style-name="P15"><text:tab/>count(l.titulo) as 'Quantidade',</text:p>
      <text:p text:style-name="P15"><text:s text:c="4"/>l.titulo</text:p>
      <text:p text:style-name="P15">FROM</text:p>
      <text:p text:style-name="P15"><text:s text:c="4"/>livros l</text:p>
      <text:p text:style-name="P15"><text:s text:c="8"/>JOIN</text:p>
      <text:p text:style-name="P15"><text:s text:c="4"/>emprestimos e ON e.livro_id = l.id</text:p>
      <text:p text:style-name="P15">WHERE</text:p>
      <text:p text:style-name="P17"><text:span text:style-name="T10"><text:s text:c="4"/>l.situacao = '</text:span><text:span text:style-name="T11">Disponivel</text:span><text:span text:style-name="T10">'</text:span></text:p>
      <text:p text:style-name="P15">group by l.titulo</text:p>
      <text:p text:style-name="P15">order by 1 desc</text:p>
      <text:p text:style-name="P15">limit 1;</text:p>
      <text:p text:style-name="P15"/>
      <text:p text:style-name="P18">6)</text:p>
      <text:p text:style-name="P18">SELECT </text:p>
      <text:p text:style-name="P18"><text:s text:c="4"/>COUNT(e.usuario_id) AS 'Quantidade', l.titulo, u.nome</text:p>
      <text:p text:style-name="P18">FROM</text:p>
      <text:p text:style-name="P18"><text:s text:c="4"/>usuarios u</text:p>
      <text:p text:style-name="P18"><text:s text:c="8"/>JOIN</text:p>
      <text:p text:style-name="P18"><text:s text:c="4"/>emprestimos e ON e.usuario_id = u.id</text:p>
      <text:p text:style-name="P18"><text:s text:c="8"/>JOIN</text:p>
      <text:p text:style-name="P18"><text:s text:c="4"/>livros l ON e.livro_id = l.id</text:p>
      <text:p text:style-name="P18">WHERE</text:p>
      <text:p text:style-name="P18"><text:s text:c="4"/>l.situacao = 'Excluido'</text:p>
      <text:p text:style-name="P18">GROUP BY e.usuario_id</text:p>
      <text:p text:style-name="P18">ORDER BY 1 DESC</text:p>
      <text:p text:style-name="P18">LIMIT 1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19T21:53:07.411422165</dc:date>
    <meta:editing-duration>PT2H51M40S</meta:editing-duration>
    <meta:editing-cycles>21</meta:editing-cycles>
    <meta:generator>LibreOffice/6.4.3.2$Linux_X86_64 LibreOffice_project/40$Build-2</meta:generator>
    <meta:document-statistic meta:table-count="0" meta:image-count="0" meta:object-count="0" meta:page-count="9" meta:paragraph-count="340" meta:word-count="963" meta:character-count="7134" meta:non-whitespace-character-count="5283"/>
  </office:meta>
</office:document-meta>
</file>